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6883f"/>
    </style:style>
    <style:style style:name="P2" style:family="paragraph" style:parent-style-name="Table_20_Contents">
      <style:text-properties officeooo:rsid="0016883f" officeooo:paragraph-rsid="0016883f"/>
    </style:style>
    <style:style style:name="P3" style:family="paragraph" style:parent-style-name="Table_20_Contents">
      <style:text-properties fo:font-weight="bold" officeooo:rsid="0016883f" officeooo:paragraph-rsid="0016883f" style:font-weight-asian="bold" style:font-weight-complex="bold"/>
    </style:style>
    <style:style style:name="P4" style:family="paragraph" style:parent-style-name="Table_20_Contents">
      <style:text-properties officeooo:rsid="0016d1c6" officeooo:paragraph-rsid="0016d1c6"/>
    </style:style>
    <style:style style:name="T1" style:family="text">
      <style:text-properties officeooo:rsid="0016d1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3">Caso de Uso</text:p>
          </table:table-cell>
          <table:table-cell table:style-name="Tabla1.B1" office:value-type="string">
            <text:p text:style-name="P2">Pago con tarjeta de credito</text:p>
          </table:table-cell>
        </table:table-row>
        <table:table-row>
          <table:table-cell table:style-name="Tabla1.A2" office:value-type="string">
            <text:p text:style-name="P3">Actores</text:p>
          </table:table-cell>
          <table:table-cell table:style-name="Tabla1.B2" office:value-type="string">
            <text:p text:style-name="P2">Usuario </text:p>
          </table:table-cell>
        </table:table-row>
        <table:table-row>
          <table:table-cell table:style-name="Tabla1.A2" office:value-type="string">
            <text:p text:style-name="P3">Proposito </text:p>
          </table:table-cell>
          <table:table-cell table:style-name="Tabla1.B2" office:value-type="string">
            <text:p text:style-name="P2">En este caso se le permitira al usuario pagar utilizando una tarjeta de credito</text:p>
          </table:table-cell>
        </table:table-row>
        <table:table-row>
          <table:table-cell table:style-name="Tabla1.A2" office:value-type="string">
            <text:p text:style-name="P3">Resumen</text:p>
          </table:table-cell>
          <table:table-cell table:style-name="Tabla1.B2" office:value-type="string">
            <text:p text:style-name="P2">Este caso comienza cuando el usuario decide realizar un envio y este seleccione como metodo de pago tarjeta de credito, entonces se le pediran los datos de la tarjeta (Numero, caducidad, numero de seguridad)</text:p>
            <text:p text:style-name="P2"/>
          </table:table-cell>
        </table:table-row>
        <table:table-row>
          <table:table-cell table:style-name="Tabla1.A2" office:value-type="string">
            <text:p text:style-name="P3">Tipo</text:p>
          </table:table-cell>
          <table:table-cell table:style-name="Tabla1.B2" office:value-type="string">
            <text:p text:style-name="P2">Primario </text:p>
          </table:table-cell>
        </table:table-row>
      </table:table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3">Flujo de exito</text:p>
          </table:table-cell>
          <table:table-cell table:style-name="Tabla3.B1" office:value-type="string">
            <text:p text:style-name="P2">1.-El usuario entra a la paguina y ve los distintos tipos de servicios de envio</text:p>
            <text:p text:style-name="P4">2.-El sistema muestra los destinos disponibles para envio</text:p>
            <text:p text:style-name="P2"><text:span text:style-name="T1">3</text:span>.-El usuario elije el destino del envio</text:p>
            <text:p text:style-name="P4">4.-Se muestran los distintos tipos de envios</text:p>
            <text:p text:style-name="P2"><text:span text:style-name="T1">5</text:span>.-El usuario elije el tipo de envio</text:p>
            <text:p text:style-name="P2"><text:span text:style-name="T1">6</text:span>.-<text:span text:style-name="T1">El sistema muestra los metodos de pago disponibles</text:span></text:p>
            <text:p text:style-name="P2"><text:span text:style-name="T1">7</text:span>.-El usuario elije el tipo de metodo de pago</text:p>
            <text:p text:style-name="P2"><text:span text:style-name="T1">8</text:span>.-<text:span text:style-name="T1">El usuario a</text:span>l elegir pago con tarjeta de credito se esplejara un formulario donde introducira la informacion de la tarjeta de credito</text:p>
            <text:p text:style-name="P2"><text:span text:style-name="T1">9</text:span>.-El sistema verifica los datos de la tarjeta de credito</text:p>
            <text:p text:style-name="P2"><text:span text:style-name="T1">10</text:span>.-Una vez validados los datos <text:span text:style-name="T1">el sistema</text:span> confirma el pedido</text:p>
          </table:table-cell>
        </table:table-row>
      </table:table>
      <text:p text:style-name="Standard"/>
      <text:p text:style-name="P1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3">Caso de Uso</text:p>
          </table:table-cell>
          <table:table-cell table:style-name="Tabla2.B1" office:value-type="string">
            <text:p text:style-name="P2">Registro del paquete</text:p>
          </table:table-cell>
        </table:table-row>
        <table:table-row>
          <table:table-cell table:style-name="Tabla2.A2" office:value-type="string">
            <text:p text:style-name="P3">Actores</text:p>
          </table:table-cell>
          <table:table-cell table:style-name="Tabla2.B2" office:value-type="string">
            <text:p text:style-name="P2">Usuario </text:p>
          </table:table-cell>
        </table:table-row>
        <table:table-row>
          <table:table-cell table:style-name="Tabla2.A2" office:value-type="string">
            <text:p text:style-name="P3">Proposito </text:p>
          </table:table-cell>
          <table:table-cell table:style-name="Tabla2.B2" office:value-type="string">
            <text:p text:style-name="P2">En este caso se le permitira al usuario registrar el paquete que desea enviar ingresando los datos de este en un formulario pre-establecido</text:p>
          </table:table-cell>
        </table:table-row>
        <table:table-row>
          <table:table-cell table:style-name="Tabla2.A2" office:value-type="string">
            <text:p text:style-name="P3">Resumen</text:p>
          </table:table-cell>
          <table:table-cell table:style-name="Tabla2.B2" office:value-type="string">
            <text:p text:style-name="P2">Este caso comienza cuando el usuario decide realizar un envio y procede a ingresar las especificaciones del paquete como peso, tipo de paquete, destino, etc.</text:p>
            <text:p text:style-name="P2"/>
          </table:table-cell>
        </table:table-row>
        <table:table-row>
          <table:table-cell table:style-name="Tabla2.A2" office:value-type="string">
            <text:p text:style-name="P3">Tipo</text:p>
          </table:table-cell>
          <table:table-cell table:style-name="Tabla2.B2" office:value-type="string">
            <text:p text:style-name="P2">Primario </text:p>
          </table:table-cell>
        </table:table-row>
      </table:table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3">Flujo de exito</text:p>
          </table:table-cell>
          <table:table-cell table:style-name="Tabla4.B1" office:value-type="string">
            <text:p text:style-name="P2">1.-El usuario decide enviar un paquete</text:p>
            <text:p text:style-name="P2">2.-El usuario elije un tipo de envio</text:p>
            <text:p text:style-name="P2">3.-<text:span text:style-name="T1">Se despleja el formulario para que el usuario registre todos los datos referentes al paquetes</text:span></text:p>
            <text:p text:style-name="P2"/>
          </table:table-cell>
        </table:table-row>
      </table:table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6:18:33.656000000</meta:creation-date>
    <dc:date>2015-11-11T16:43:24.501000000</dc:date>
    <meta:editing-duration>PT6M40S</meta:editing-duration>
    <meta:editing-cycles>1</meta:editing-cycles>
    <meta:document-statistic meta:table-count="4" meta:image-count="0" meta:object-count="0" meta:page-count="2" meta:paragraph-count="35" meta:word-count="259" meta:character-count="1547" meta:non-whitespace-character-count="1317"/>
    <meta:generator>LibreOffice/4.3.2.2$Windows_x86 LibreOffice_project/edfb5295ba211bd31ad47d0bad0118690f76407d</meta:generator>
  </office:meta>
</office:document-meta>
</file>